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3" svg:font-family="'Lohit Devanagari'"/>
    <style:font-face style:name="Courier New" svg:font-family="'Courier New'" style:font-family-generic="modern"/>
    <style:font-face style:name="Times New Roman2" svg:font-family="'Times New Roman'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Courier New1" svg:font-family="'Courier New'" style:font-family-generic="modern" style:font-pitch="fixed"/>
    <style:font-face style:name="Courier New2" svg:font-family="'Courier New'" style:font-family-generic="modern" style:font-pitch="variable"/>
    <style:font-face style:name="Lohit Devanagari" svg:font-family="'Lohit Devanagari'" style:font-family-generic="modern" style:font-pitch="variable"/>
    <style:font-face style:name="Lohit Devanagari1" svg:font-family="'Lohit Devanagari'" style:font-family-generic="roman" style:font-pitch="variable"/>
    <style:font-face style:name="Source Han Sans CN" svg:font-family="'Source Han Sans CN'" style:font-family-generic="roman" style:font-pitch="variable"/>
    <style:font-face style:name="Times New Roman1" svg:font-family="'Times New Roman'" style:font-family-generic="roman" style:font-pitch="variable"/>
    <style:font-face style:name="Lohit Devanagari2" svg:font-family="'Lohit Devanagari'" style:font-family-generic="system" style:font-pitch="variable"/>
    <style:font-face style:name="Source Han Sans CN1" svg:font-family="'Source Han Sans CN'" style:font-family-generic="system" style:font-pitch="variable"/>
  </office:font-face-decls>
  <office:automatic-styles>
    <style:style style:name="P1" style:family="paragraph">
      <loext:graphic-properties draw:fill="solid" draw:fill-color="#ffffff"/>
      <style:paragraph-properties style:writing-mode="lr-tb"/>
    </style:style>
    <style:style style:name="P2" style:family="paragraph">
      <style:paragraph-properties fo:margin-top="0cm" fo:margin-bottom="0cm" fo:text-align="center" style:writing-mode="lr-tb"/>
    </style:style>
    <style:style style:name="P3" style:family="paragraph">
      <loext:graphic-properties draw:fill="none" draw:fill-color="#ffffff"/>
      <style:paragraph-properties fo:margin-top="0cm" fo:margin-bottom="0cm" fo:text-align="center" style:writing-mode="lr-tb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5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font-name="Times New Roman1" fo:font-size="8pt" fo:language="en" fo:country="GB" style:font-name-asian="Times New Roman1" style:font-size-asian="8pt" style:font-name-complex="Times New Roman1" style:font-size-complex="12pt" style:language-complex="ar" style:country-complex="SA"/>
    </style:style>
    <style:style style:name="T2" style:family="text">
      <style:text-properties style:use-window-font-color="true" style:font-name="Courier New" fo:font-size="8pt" fo:language="en" fo:country="GB" fo:font-weight="bold" style:font-name-asian="Times New Roman1" style:font-size-asian="8pt" style:font-weight-asian="bold" style:font-name-complex="Courier New" style:font-size-complex="12pt" style:language-complex="ar" style:country-complex="SA" style:font-weight-complex="bold"/>
    </style:style>
    <style:style style:name="T3" style:family="text">
      <style:text-properties style:use-window-font-color="true" style:font-name="Courier New1" fo:font-size="8pt" fo:language="en" fo:country="GB" fo:font-weight="bold" style:font-name-asian="Times New Roman1" style:font-size-asian="8pt" style:font-weight-asian="bold" style:font-name-complex="Times New Roman1" style:font-size-complex="12pt" style:language-complex="ar" style:country-complex="SA" style:font-weight-complex="bold"/>
    </style:style>
    <style:style style:name="T4" style:family="text">
      <style:text-properties style:use-window-font-color="true" style:font-name="Times New Roman" fo:font-size="8pt" fo:language="en" fo:country="GB" fo:font-weight="bold" style:font-name-asian="Times New Roman1" style:font-size-asian="8pt" style:font-weight-asian="bold" style:font-name-complex="Times New Roman1" style:font-size-complex="12pt" style:language-complex="ar" style:country-complex="SA" style:font-weight-complex="bold"/>
    </style:style>
    <style:style style:name="T5" style:family="text">
      <style:text-properties style:use-window-font-color="true" style:font-name="Times New Roman1" fo:font-size="8pt" fo:language="en" fo:country="GB" fo:font-weight="normal" style:font-name-asian="Times New Roman1" style:font-size-asian="8pt" style:font-weight-asian="normal" style:font-name-complex="Times New Roman1" style:font-size-complex="12pt" style:language-complex="ar" style:country-complex="SA" style:font-weight-complex="normal"/>
    </style:style>
    <style:style style:name="T6" style:family="text">
      <style:text-properties style:use-window-font-color="true" style:font-name="Courier New" fo:font-size="8pt" fo:language="en" fo:country="GB" style:font-name-asian="Times New Roman1" style:font-size-asian="8pt" style:font-name-complex="Courier New" style:font-size-complex="12pt" style:language-complex="ar" style:country-complex="SA"/>
    </style:style>
    <style:style style:name="T7" style:family="text">
      <style:text-properties style:use-window-font-color="true" style:font-name="Courier New" fo:font-size="8pt" fo:language="en" fo:country="GB" fo:font-weight="bold" style:font-name-asian="Times New Roman1" style:font-size-asian="8pt" style:font-weight-asian="bold" style:font-name-complex="Courier New" style:font-size-complex="8pt" style:language-complex="ar" style:country-complex="SA" style:font-weight-complex="bold"/>
    </style:style>
    <style:style style:name="T8" style:family="text">
      <style:text-properties style:use-window-font-color="true" style:font-name="Times New Roman1" fo:font-size="7.5pt" fo:language="en" fo:country="GB" style:font-name-asian="Times New Roman1" style:font-size-asian="7.5pt" style:font-name-complex="Times New Roman1" style:font-size-complex="7.5pt" style:language-complex="ar" style:country-complex="SA"/>
    </style:style>
    <style:style style:name="T9" style:family="text">
      <style:text-properties style:use-window-font-color="true" style:font-name="Courier New" fo:font-size="7.5pt" fo:language="en" fo:country="GB" style:font-name-asian="Times New Roman1" style:font-size-asian="7.5pt" style:font-name-complex="Courier New" style:font-size-complex="7.5pt" style:language-complex="ar" style:country-complex="SA"/>
    </style:style>
    <style:style style:name="gr1" style:family="graphic">
      <style:graphic-properties fo:margin-left="0.319cm" fo:margin-right="0.319cm" style:run-through="foreground" style:wrap="non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0.367cm" fo:min-width="2.748cm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cm" fo:padding-bottom="0cm" fo:padding-left="0cm" fo:padding-right="0cm" fo:wrap-option="wrap" draw:shadow="hidden" style:run-through="foreground"/>
      <style:paragraph-properties style:writing-mode="lr-tb"/>
    </style:style>
    <style:style style:name="gr5" style:family="graphic">
      <style:graphic-properties draw:stroke="solid" svg:stroke-width="0.026cm" svg:stroke-color="#000000" draw:marker-end="msArrow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6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0.367cm" fo:min-width="5.385cm" fo:padding-top="0.229cm" fo:padding-bottom="0.229cm" fo:padding-left="0.441cm" fo:padding-right="0.441cm" fo:wrap-option="wrap" draw:shadow="hidden" style:run-through="foreground"/>
    </style:style>
    <style:style style:name="gr7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0.573cm" fo:min-width="3.078cm" fo:padding-top="0.229cm" fo:padding-bottom="0.229cm" fo:padding-left="0.441cm" fo:padding-right="0.441cm" fo:wrap-option="wrap" draw:shadow="hidden" style:run-through="foreground"/>
    </style:style>
    <style:style style:name="gr8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0.573cm" fo:min-width="4.396cm" fo:padding-top="0.229cm" fo:padding-bottom="0.229cm" fo:padding-left="0.441cm" fo:padding-right="0.441cm" fo:wrap-option="wrap" draw:shadow="hidden" style:run-through="foreground"/>
    </style:style>
    <style:style style:name="gr9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0.161cm" fo:min-width="2.418cm" fo:padding-top="0.229cm" fo:padding-bottom="0.229cm" fo:padding-left="0.441cm" fo:padding-right="0.441cm" fo:wrap-option="wrap" draw:shadow="hidden" style:run-through="foreground"/>
    </style:style>
    <style:style style:name="gr10" style:family="graphic">
      <style:graphic-properties draw:stroke="none" draw:fill="none" draw:fill-color="#ffffff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hidden" style:run-through="foreground"/>
      <style:paragraph-properties style:writing-mode="lr-tb"/>
    </style:style>
    <style:style style:name="gr11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0.367cm" fo:min-width="2.418cm" fo:padding-top="0.229cm" fo:padding-bottom="0.229cm" fo:padding-left="0.441cm" fo:padding-right="0.441cm" fo:wrap-option="wrap" draw:shadow="hidden" style:run-through="foreground"/>
    </style:style>
    <style:style style:name="gr12" style:family="graphic">
      <style:graphic-properties draw:stroke="none" draw:fill="none" draw:fill-color="#ffffff" draw:textarea-horizontal-align="center" draw:textarea-vertical-align="middle" draw:auto-grow-height="false" draw:auto-grow-width="false" fo:padding-top="0.127cm" fo:padding-bottom="0.127cm" fo:padding-left="0cm" fo:padding-right="0cm" fo:wrap-option="wrap" draw:shadow="hidden" style:run-through="foreground"/>
      <style:paragraph-properties style:writing-mode="lr-tb"/>
    </style:style>
    <style:style style:name="gr13" style:family="graphic">
      <style:graphic-properties draw:stroke="dash" draw:stroke-dash="Dashed_20__28_var_29__20_3" svg:stroke-width="0.026cm" svg:stroke-color="#000000" draw:stroke-linejoin="miter" draw:fill="none" draw:fill-color="#ffffff" draw:textarea-horizontal-align="left" draw:textarea-vertical-align="top" draw:auto-grow-height="false" fo:min-height="7.394cm" fo:min-width="3.076cm" fo:padding-top="0.229cm" fo:padding-bottom="0.229cm" fo:padding-left="0.441cm" fo:padding-right="0.441cm" fo:wrap-option="wrap" draw:shadow="hidden" style:run-through="foreground"/>
    </style:style>
    <style:style style:name="gr14" style:family="graphic">
      <style:graphic-properties draw:stroke="none" draw:fill="none" draw:fill-color="#ffffff" draw:textarea-horizontal-align="justify" draw:textarea-vertical-align="middle" draw:auto-grow-height="false" draw:auto-grow-width="false" fo:padding-top="0.127cm" fo:padding-bottom="0.127cm" fo:padding-left="0.254cm" fo:padding-right="0.254cm" fo:wrap-option="wrap" draw:shadow="hidden" style:run-through="foreground"/>
      <style:paragraph-properties style:writing-mode="lr-tb"/>
    </style:style>
    <style:style style:name="gr15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min-height="9.437cm" fo:min-width="14.291cm" fo:padding-top="0.229cm" fo:padding-bottom="0.229cm" fo:padding-left="0.441cm" fo:padding-right="0.441cm" fo:wrap-option="wrap" draw:shadow="hidden" style:run-through="foreground"/>
    </style:style>
    <style:style style:name="gr16" style:family="graphic">
      <style:graphic-properties draw:stroke="dash" draw:stroke-dash="Dashed_20__28_var_29__20_3" svg:stroke-width="0.026cm" svg:stroke-color="#000000" draw:stroke-linejoin="miter" draw:fill="none" draw:fill-color="#ffffff" draw:textarea-horizontal-align="left" draw:textarea-vertical-align="top" draw:auto-grow-height="false" fo:min-height="8.777cm" fo:min-width="9.343cm" fo:padding-top="0.229cm" fo:padding-bottom="0.229cm" fo:padding-left="0.441cm" fo:padding-right="0.441cm" fo:wrap-option="wrap" draw:shadow="hidden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char" draw:z-index="0" draw:style-name="gr1"><draw:g draw:style-name="gr2"><draw:g draw:style-name="gr2"><draw:custom-shape draw:style-name="gr3" draw:text-style-name="P1" svg:width="3.629cm" svg:height="1.32cm" svg:x="8.906cm" svg:y="0.13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draw:style-name="gr4" draw:text-style-name="P3" svg:width="3.026cm" svg:height="0.99cm" svg:x="9.206cm" svg:y="0.461cm"><draw:text-box><text:p text:style-name="P2"><text:span text:style-name="T1">Policy </text:span><text:span text:style-name="T2">.fc</text:span><text:span text:style-name="T1"> files from Modules and Base</text:span></text:p></draw:text-box></draw:frame></draw:g><draw:line draw:style-name="gr5" draw:text-style-name="P4" svg:x1="10.885cm" svg:y1="1.452cm" svg:x2="10.885cm" svg:y2="2.112cm"><text:p/></draw:line><draw:g draw:style-name="gr2"><draw:custom-shape draw:style-name="gr6" draw:text-style-name="P1" svg:width="6.268cm" svg:height="1.32cm" svg:x="7.586cm" svg:y="2.112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draw:style-name="gr4" draw:text-style-name="P3" svg:width="6.268cm" svg:height="0.99cm" svg:x="7.585cm" svg:y="2.44cm"><draw:text-box><text:p text:style-name="P2"><text:span text:style-name="T3">libsemanage</text:span><text:span text:style-name="T4"> – </text:span><text:span text:style-name="T3">genhomedircon</text:span><text:span text:style-name="T5"> generate the following files:</text:span></text:p></draw:text-box></draw:frame></draw:g><draw:line draw:style-name="gr5" draw:text-style-name="P4" svg:x1="8.245cm" svg:y1="3.431cm" svg:x2="7.255cm" svg:y2="4.091cm"><text:p/></draw:line><draw:g draw:style-name="gr2"><draw:custom-shape draw:style-name="gr7" draw:text-style-name="P1" svg:width="3.959cm" svg:height="1.65cm" svg:x="4.948cm" svg:y="4.091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draw:style-name="gr4" draw:text-style-name="P3" svg:width="3.299cm" svg:height="1.237cm" svg:x="5.278cm" svg:y="4.502cm"><draw:text-box><text:p text:style-name="P2"><text:span text:style-name="T1">Whose contents are used to build the file: </text:span></text:p><text:p text:style-name="P2"><text:span text:style-name="T2">file_contexts</text:span></text:p></draw:text-box></draw:frame></draw:g><draw:g draw:style-name="gr2"><draw:custom-shape draw:style-name="gr7" draw:text-style-name="P1" svg:width="3.959cm" svg:height="1.65cm" svg:x="9.566cm" svg:y="4.091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draw:style-name="gr4" draw:text-style-name="P3" svg:width="3.299cm" svg:height="1.237cm" svg:x="9.895cm" svg:y="4.502cm"><draw:text-box><text:p text:style-name="P2"><text:span text:style-name="T1">Whose contents are used to build the file: </text:span></text:p><text:p text:style-name="P2"><text:span text:style-name="T2">homedir_template</text:span></text:p></draw:text-box></draw:frame></draw:g><draw:line draw:style-name="gr5" draw:text-style-name="P4" svg:x1="10.885cm" svg:y1="3.431cm" svg:x2="11.875cm" svg:y2="4.091cm"><text:p/></draw:line><draw:g draw:style-name="gr2"><draw:custom-shape draw:style-name="gr8" draw:text-style-name="P1" svg:width="5.278cm" svg:height="1.65cm" svg:x="8.906cm" svg:y="6.729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draw:style-name="gr4" draw:text-style-name="P3" svg:width="4.4cm" svg:height="1.237cm" svg:x="9.345cm" svg:y="7.14cm"><draw:text-box><text:p text:style-name="P2"><text:span text:style-name="T1">Whose contents are used to build the file: </text:span></text:p><text:p text:style-name="P2"><text:span text:style-name="T2">file_contexts.homedirs</text:span></text:p></draw:text-box></draw:frame></draw:g><draw:line draw:style-name="gr5" draw:text-style-name="P4" svg:x1="11.545cm" svg:y1="5.74cm" svg:x2="11.545cm" svg:y2="6.73cm"><text:p/></draw:line><draw:g draw:style-name="gr2"><draw:custom-shape draw:style-name="gr9" draw:text-style-name="P1" svg:width="3.299cm" svg:height="0.99cm" svg:x="0.66cm" svg:y="4.421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draw:style-name="gr10" draw:text-style-name="P3" svg:width="3.022cm" svg:height="0.742cm" svg:x="0.66cm" svg:y="4.669cm"><draw:text-box><text:p text:style-name="P2"><text:span text:style-name="T2">file_contexts</text:span></text:p></draw:text-box></draw:frame></draw:g><draw:line draw:style-name="gr5" draw:text-style-name="P4" svg:x1="4.946cm" svg:y1="5.08cm" svg:x2="3.956cm" svg:y2="5.08cm"><text:p/></draw:line><draw:g draw:style-name="gr2"><draw:custom-shape draw:style-name="gr11" draw:text-style-name="P1" svg:width="3.299cm" svg:height="1.32cm" svg:x="0.66cm" svg:y="6.729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draw:style-name="gr12" draw:text-style-name="P3" svg:width="2.749cm" svg:height="0.99cm" svg:x="0.933cm" svg:y="7.058cm"><draw:text-box><text:p text:style-name="P2"><text:span text:style-name="T2">file_contexts.homedirs</text:span></text:p></draw:text-box></draw:frame></draw:g><draw:line draw:style-name="gr5" draw:text-style-name="P4" svg:x1="8.904cm" svg:y1="7.389cm" svg:x2="3.956cm" svg:y2="7.389cm"><text:p/></draw:line><draw:custom-shape draw:style-name="gr13" draw:text-style-name="P5" svg:width="3.959cm" svg:height="7.854cm" svg:x="0.33cm" svg:y="0.526cm"><text:p/><draw:enhanced-geometry svg:viewBox="0 0 21600 21600" draw:type="rectangle" draw:enhanced-path="M 0 0 L 21600 0 21600 21600 0 21600 0 0 Z N"/></draw:custom-shape><draw:frame draw:style-name="gr14" draw:text-style-name="P3" svg:width="3.299cm" svg:height="3.299cm" svg:x="0.66cm" svg:y="0.856cm"><draw:text-box><text:p text:style-name="P2"><text:span text:style-name="T2">/etc/selinux/</text:span></text:p><text:p text:style-name="P2"><text:span text:style-name="T2">&lt;SELINUXTYPE&gt;/</text:span></text:p><text:p text:style-name="P2"><text:span text:style-name="T2">contexts/files</text:span></text:p><text:p text:style-name="P2"><text:span text:style-name="T1">These files are used by file labeling utilities (</text:span><text:span text:style-name="T6">setfiles</text:span><text:span text:style-name="T1">, </text:span><text:span text:style-name="T6">fixfiles</text:span><text:span text:style-name="T1"> &amp; </text:span><text:span text:style-name="T6">restorecon</text:span><text:span text:style-name="T1">)</text:span></text:p></draw:text-box></draw:frame><draw:custom-shape draw:style-name="gr15" draw:text-style-name="P5" svg:width="15.174cm" svg:height="9.896cm" svg:x="0cm" svg:y="-0.857cm"><text:p/><draw:enhanced-geometry svg:viewBox="0 0 21600 21600" draw:type="rectangle" draw:enhanced-path="M 0 0 L 21600 0 21600 21600 0 21600 0 0 Z N"/></draw:custom-shape></draw:g><draw:custom-shape draw:style-name="gr16" draw:text-style-name="P5" svg:width="10.226cm" svg:height="9.236cm" svg:x="4.627cm" svg:y="-0.522cm"><text:p/><draw:enhanced-geometry svg:viewBox="0 0 21600 21600" draw:type="rectangle" draw:enhanced-path="M 0 0 L 21600 0 21600 21600 0 21600 0 0 Z N"/></draw:custom-shape><draw:frame draw:style-name="gr4" draw:text-style-name="P3" svg:width="3.629cm" svg:height="1.98cm" svg:x="4.946cm" svg:y="-0.197cm"><draw:text-box><text:p text:style-name="P2"><text:span text:style-name="T7">/var/lib/selinux/</text:span></text:p><text:p text:style-name="P2"><text:span text:style-name="T7">&lt;SELINUXTYPE&gt;/</text:span></text:p><text:p text:style-name="P2"><text:span text:style-name="T7">modules/active</text:span></text:p><text:p text:style-name="P2"><text:span text:style-name="T8">These files are used by the </text:span><text:span text:style-name="T9">semanage</text:span><text:span text:style-name="T8"> and </text:span><text:span text:style-name="T9">semodule</text:span><text:span text:style-name="T8"> command set.</text:span></text:p></draw:text-box></draw:frame></draw:g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3" svg:font-family="'Lohit Devanagari'"/>
    <style:font-face style:name="Courier New" svg:font-family="'Courier New'" style:font-family-generic="modern"/>
    <style:font-face style:name="Times New Roman2" svg:font-family="'Times New Roman'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Courier New1" svg:font-family="'Courier New'" style:font-family-generic="modern" style:font-pitch="fixed"/>
    <style:font-face style:name="Courier New2" svg:font-family="'Courier New'" style:font-family-generic="modern" style:font-pitch="variable"/>
    <style:font-face style:name="Lohit Devanagari" svg:font-family="'Lohit Devanagari'" style:font-family-generic="modern" style:font-pitch="variable"/>
    <style:font-face style:name="Lohit Devanagari1" svg:font-family="'Lohit Devanagari'" style:font-family-generic="roman" style:font-pitch="variable"/>
    <style:font-face style:name="Source Han Sans CN" svg:font-family="'Source Han Sans CN'" style:font-family-generic="roman" style:font-pitch="variable"/>
    <style:font-face style:name="Times New Roman1" svg:font-family="'Times New Roman'" style:font-family-generic="roman" style:font-pitch="variable"/>
    <style:font-face style:name="Lohit Devanagari2" svg:font-family="'Lohit Devanagari'" style:font-family-generic="system" style:font-pitch="variable"/>
    <style:font-face style:name="Source Han Sans CN1" svg:font-family="'Source Han Sans CN'" style:font-family-generic="system" style:font-pitch="variable"/>
  </office:font-face-decls>
  <office:styles>
    <draw:marker draw:name="msArrowEnd_20_5" draw:display-name="msArrowEnd 5" svg:viewBox="0 0 210 210" svg:d="M105 0l105 210h-210z"/>
    <draw:stroke-dash draw:name="Dashed_20__28_var_29__20_3" draw:display-name="Dashed (var) 3" draw:style="rect" draw:dots2="1" draw:dots2-length="0.105cm" draw:distance="0.07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ource Han Sans CN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en" fo:country="GB" style:letter-kerning="true" style:font-name-asian="Source Han Sans CN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Source Han Sans CN1" style:font-family-asian="'Source Han Sans CN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3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3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3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5.24cm" fo:page-height="10.16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31T12:39:20.601990876</meta:creation-date>
    <dc:date>2020-05-31T12:49:30.883076118</dc:date>
    <meta:editing-duration>PT10M10S</meta:editing-duration>
    <meta:editing-cycles>2</meta:editing-cycles>
    <meta:generator>LibreOffice/6.4.5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